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style="normal" officeooo:rsid="00487ceb" officeooo:paragraph-rsid="00487ceb" style:font-style-asian="normal" style:font-style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 style:parent-style-name="Standard">
      <style:text-properties officeooo:paragraph-rsid="004b2b84"/>
    </style:style>
    <style:style style:name="P20" style:family="paragraph" style:parent-style-name="Standard">
      <style:text-properties fo:font-size="8pt" officeooo:rsid="001b80c7" officeooo:paragraph-rsid="004b2b84" style:font-size-asian="8pt" style:font-size-complex="8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435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5" draw:style-name="gr3" draw:text-style-name="P21" svg:width="4.5cm" svg:height="1.2cm" draw:control="control23"/></text:p><text:p text:style-name="P19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7"><draw:control text:anchor-type="as-char" svg:y="-0.009cm" draw:z-index="10" draw:style-name="gr3" draw:text-style-name="P26" svg:width="4.5cm" svg:height="0.451cm" draw:control="control9"/></text:p><text:p text:style-name="P17"/><text:p text:style-name="P17"/><text:p text:style-name="P17"><draw:control text:anchor-type="as-char" svg:y="-0.009cm" draw:z-index="11" draw:style-name="gr3" draw:text-style-name="P26" svg:width="4.5cm" svg:height="0.451cm" draw:control="control10"/></text:p><text:p text:style-name="P17"/><text:p text:style-name="P17"/><text:p text:style-name="P17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485cm" draw:z-index="21" draw:style-name="gr3" draw:text-style-name="P24" svg:width="7.531cm" svg:height="0.701cm" draw:control="control20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2" draw:style-name="gr3" draw:text-style-name="P24" svg:width="8.914cm" svg:height="0.701cm" draw:control="control21"/></text:span></text:p>
      <text:p text:style-name="P10">Für die Teilnahme an einer Wiederholungsprüfung bitte ich um frühzeitige Anmeldung.</text:p>
      <text:p text:style-name="P11"/>
      <text:p text:style-name="P12">Rechtsbehelfsbelehrung</text:p>
      <text:p text:style-name="P14"><draw:control text:anchor-type="char" draw:z-index="23" draw:style-name="gr4" draw:text-style-name="P28" svg:width="12.576cm" svg:height="2.701cm" svg:x="-0.088cm" svg:y="0cm" draw:control="control22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5">Mit freundlichen Grüßen</text:p>
      <text:p text:style-name="P16">Im Auftrag</text:p>
      <text:p text:style-name="P16"/>
      <text:p text:style-name="P13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2:39:45.157362065</dc:date>
    <dc:creator>Stefan Meyer</dc:creator>
    <meta:editing-duration>PT18H57M18S</meta:editing-duration>
    <meta:editing-cycles>94</meta:editing-cycles>
    <meta:document-statistic meta:table-count="0" meta:image-count="1" meta:object-count="0" meta:page-count="1" meta:paragraph-count="34" meta:word-count="117" meta:character-count="834" meta:non-whitespace-character-count="726"/>
  </office:meta>
</office:document-meta>
</file>